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 Regular" svg:font-family="'Roboto Regular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4"/>
    <style:style style:name="P5" style:family="paragraph" style:parent-style-name="Standard" style:list-style-name="L5"/>
    <style:style style:name="T1" style:family="text">
      <style:text-properties fo:font-variant="normal" fo:text-transform="none" fo:color="#000000" style:font-name="Times New Roman" fo:font-size="13.5pt" fo:letter-spacing="normal" fo:font-style="normal" fo:font-weight="normal"/>
    </style:style>
    <style:style style:name="T2" style:family="text">
      <style:text-properties fo:color="#000000" style:font-name="Times New Roma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alidad aumentada web</text:p>
      <text:p text:style-name="Standard"/>
      <text:p text:style-name="Standard">Permite da acceso al contenido en realida aumentada mediante el navegador haciendo uso de tecnologias como WebGL,WebRTC y API de sensores.</text:p>
      <text:p text:style-name="Standard"/>
      <text:p text:style-name="Standard"/>
      <text:p text:style-name="P3">Herramientas de desarrollo RA</text:p>
      <text:p text:style-name="Standard"/>
      <text:p text:style-name="Standard">Layar</text:p>
      <text:list xml:id="list5823624955587914133" text:style-name="L4">
        <text:list-item>
          <text:p text:style-name="P4">Visualizacion de terreno a t raves de capas.</text:p>
        </text:list-item>
        <text:list-item>
          <text:p text:style-name="P4">Soporta Reconocimiento de imagen y mapeo de elementos adicionales en la base de datos de usuario e imagenes reconocidas</text:p>
        </text:list-item>
        <text:list-item>
          <text:p text:style-name="P4">Cada capa pueden incluir datos sobre el usuario</text:p>
        </text:list-item>
        <text:list-item>
          <text:p text:style-name="P4">Todo el trabajo se lleva a cabo a traves de JSON incluyendo la <text:span text:style-name="T1">lógica del mapeamiento de elementos adicionales en reconocimiento</text:span><text:span text:style-name="T2"> </text:span></text:p>
        </text:list-item>
      </text:list>
      <text:p text:style-name="Standard"/>
      <text:p text:style-name="Standard">Unity</text:p>
      <text:p text:style-name="Standard">Roar</text:p>
      <text:p text:style-name="Standard">Vuforia</text:p>
      <text:list xml:id="list5273607175144681285" text:style-name="L5">
        <text:list-item>
          <text:p text:style-name="P5">Se usa para la deteccion de imagenes recurriendo a bases de datos tanto locales como en la nube</text:p>
        </text:list-item>
        <text:list-item>
          <text:p text:style-name="P5">Soporta deteccion de varios tipos de etiquetas,rastreo de objetivos, reconocimiento 2D y 3D, eecaneo de objetos reales, botones virtuales, mapeo de elementos via OpenGL, capacidad de reconstruir terreno en tiempo real y seguimiento extendido </text:p>
          <text:p text:style-name="P5"/>
        </text:list-item>
      </text:list>
      <text:p text:style-name="Standard">Metaverse</text:p>
      <text:p text:style-name="Standard">Metaio</text:p>
      <text:p text:style-name="Standard">ARTool Kit</text:p>
      <text:p text:style-name="Standard">Zapworks</text:p>
      <text:p text:style-name="Standard">Wikitude</text:p>
      <text:p text:style-name="Standard"/>
      <text:p text:style-name="P3">Ventasjas de la RA:</text:p>
      <text:list xml:id="list2060822742071510039" text:style-name="L1">
        <text:list-item>
          <text:p text:style-name="P1">Mejora la experiencia del usuario en cuanto a que proporciona al usuario estar inmerso en el producto o servicio</text:p>
        </text:list-item>
        <text:list-item>
          <text:p text:style-name="P1">Facilita el uso y la obtencion de informacion a tiempo real de diferentes productos.</text:p>
        </text:list-item>
        <text:list-item>
          <text:p text:style-name="P1">En el ambito academico podria ayudar al aprendizaje mediante la interaccion con la informacion.</text:p>
        </text:list-item>
        <text:list-item>
          <text:p text:style-name="P1">Dependiendo de la aplicación podria permitir la creacion y manipulacion de diferentes objetos.</text:p>
        </text:list-item>
        <text:list-item>
          <text:p text:style-name="P1">Favorece la interaccion social encuanto a que permite al jugador interaccionar con otros de manera inmersiva.</text:p>
        </text:list-item>
      </text:list>
      <text:p text:style-name="P3">Contras de la RA:</text:p>
      <text:list xml:id="list3861994218551429769" text:style-name="L2">
        <text:list-item>
          <text:p text:style-name="P2">Es costosa ya que necesita tecnologia esperializada.</text:p>
        </text:list-item>
        <text:list-item>
          <text:p text:style-name="P2">Puede causar accidentes, mas orientado a moviles,ya que podria ocultar señales del mundo real al usuario</text:p>
        </text:list-item>
        <text:list-item>
          <text:p text:style-name="P2">Puede representar problemas de confidencialidad ya que la podria recopilar datos del usuari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 Regular" svg:font-family="'Roboto Regular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03T20:04:28.84</meta:creation-date>
    <meta:document-statistic meta:table-count="0" meta:image-count="0" meta:object-count="0" meta:page-count="1" meta:paragraph-count="28" meta:word-count="280" meta:character-count="1719"/>
    <dc:date>2022-10-03T21:10:52.63</dc:date>
    <meta:editing-duration>PT2M</meta:editing-duration>
    <meta:editing-cycles>1</meta:editing-cycles>
    <meta:generator>OpenOffice/4.1.13$Win32 OpenOffice.org_project/4113m1$Build-9810</meta:generator>
  </office:meta>
</office:document-meta>
</file>